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pacitânci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 (F)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30040" calcext:value-type="float">
            <text:p>30040</text:p>
          </table:table-cell>
          <table:table-cell table:formula="of:=-[.B2]/(8000000*LN(0.5)*240000)" office:value-type="float" office:value="0.0000000225721661605752" calcext:value-type="float">
            <text:p>2,25721661605752E-08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-[.D2]/(8000000*LN(0.5)*2400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2p</text:p>
          </table:table-cell>
          <table:table-cell office:value-type="float" office:value="30042" calcext:value-type="float">
            <text:p>30042</text:p>
          </table:table-cell>
          <table:table-cell table:formula="of:=-[.B3]/(8000000*LN(0.5)*240000)" office:value-type="float" office:value="0.0000000225736689679095" calcext:value-type="float">
            <text:p>2,25736689679095E-08</text:p>
          </table:table-cell>
          <table:table-cell table:formula="of:=[.B3]-[.$B$2]" office:value-type="float" office:value="2" calcext:value-type="float">
            <text:p>2</text:p>
          </table:table-cell>
          <table:table-cell table:formula="of:=-[.D3]/(8000000*LN(0.5)*240000)" office:value-type="float" office:value="0.00000000000150280733425934" calcext:value-type="float">
            <text:p>1,50280733425934E-12</text:p>
          </table:table-cell>
          <table:table-cell office:value-type="string" calcext:value-type="string">
            <text:p>1.5p</text:p>
          </table:table-cell>
        </table:table-row>
        <table:table-row table:style-name="ro1">
          <table:table-cell office:value-type="string" calcext:value-type="string">
            <text:p>5p</text:p>
          </table:table-cell>
          <table:table-cell office:value-type="float" office:value="30045" calcext:value-type="float">
            <text:p>30045</text:p>
          </table:table-cell>
          <table:table-cell table:formula="of:=-[.B4]/(8000000*LN(0.5)*240000)" office:value-type="float" office:value="0.0000000225759231789109" calcext:value-type="float">
            <text:p>2,25759231789109E-08</text:p>
          </table:table-cell>
          <table:table-cell table:formula="of:=[.B4]-[.$B$2]" office:value-type="float" office:value="5" calcext:value-type="float">
            <text:p>5</text:p>
          </table:table-cell>
          <table:table-cell table:formula="of:=-[.D4]/(8000000*LN(0.5)*240000)" office:value-type="float" office:value="0.00000000000375701833564834" calcext:value-type="float">
            <text:p>3,75701833564834E-12</text:p>
          </table:table-cell>
          <table:table-cell office:value-type="string" calcext:value-type="string">
            <text:p>3.75p</text:p>
          </table:table-cell>
        </table:table-row>
        <table:table-row table:style-name="ro1">
          <table:table-cell office:value-type="string" calcext:value-type="string">
            <text:p>15p</text:p>
          </table:table-cell>
          <table:table-cell office:value-type="float" office:value="30060" calcext:value-type="float">
            <text:p>30060</text:p>
          </table:table-cell>
          <table:table-cell table:formula="of:=-[.B5]/(8000000*LN(0.5)*240000)" office:value-type="float" office:value="0.0000000225871942339178" calcext:value-type="float">
            <text:p>2,25871942339178E-08</text:p>
          </table:table-cell>
          <table:table-cell table:formula="of:=[.B5]-[.$B$2]" office:value-type="float" office:value="20" calcext:value-type="float">
            <text:p>20</text:p>
          </table:table-cell>
          <table:table-cell table:formula="of:=-[.D5]/(8000000*LN(0.5)*240000)" office:value-type="float" office:value="0.0000000000150280733425934" calcext:value-type="float">
            <text:p>1,50280733425934E-11</text:p>
          </table:table-cell>
          <table:table-cell office:value-type="string" calcext:value-type="string">
            <text:p>15p</text:p>
          </table:table-cell>
        </table:table-row>
        <table:table-row table:style-name="ro1">
          <table:table-cell office:value-type="string" calcext:value-type="string">
            <text:p>220p</text:p>
          </table:table-cell>
          <table:table-cell office:value-type="float" office:value="30333" calcext:value-type="float">
            <text:p>30333</text:p>
          </table:table-cell>
          <table:table-cell table:formula="of:=-[.B6]/(8000000*LN(0.5)*240000)" office:value-type="float" office:value="0.0000000227923274350442" calcext:value-type="float">
            <text:p>2,27923274350442E-08</text:p>
          </table:table-cell>
          <table:table-cell table:formula="of:=[.B6]-[.$B$2]" office:value-type="float" office:value="293" calcext:value-type="float">
            <text:p>293</text:p>
          </table:table-cell>
          <table:table-cell table:formula="of:=-[.D6]/(8000000*LN(0.5)*240000)" office:value-type="float" office:value="0.000000000220161274468993" calcext:value-type="float">
            <text:p>2,20161274468993E-10</text:p>
          </table:table-cell>
          <table:table-cell office:value-type="string" calcext:value-type="string">
            <text:p>220p</text:p>
          </table:table-cell>
        </table:table-row>
        <table:table-row table:style-name="ro1">
          <table:table-cell office:value-type="string" calcext:value-type="string">
            <text:p>470p</text:p>
          </table:table-cell>
          <table:table-cell office:value-type="float" office:value="30669" calcext:value-type="float">
            <text:p>30669</text:p>
          </table:table-cell>
          <table:table-cell table:formula="of:=-[.B7]/(8000000*LN(0.5)*240000)" office:value-type="float" office:value="0.0000000230447990671998" calcext:value-type="float">
            <text:p>2,30447990671998E-08</text:p>
          </table:table-cell>
          <table:table-cell table:formula="of:=[.B7]-[.$B$2]" office:value-type="float" office:value="629" calcext:value-type="float">
            <text:p>629</text:p>
          </table:table-cell>
          <table:table-cell table:formula="of:=-[.D7]/(8000000*LN(0.5)*240000)" office:value-type="float" office:value="0.000000000472632906624562" calcext:value-type="float">
            <text:p>4,72632906624562E-10</text:p>
          </table:table-cell>
          <table:table-cell office:value-type="string" calcext:value-type="string">
            <text:p>472p</text:p>
          </table:table-cell>
        </table:table-row>
        <table:table-row table:style-name="ro1">
          <table:table-cell office:value-type="string" calcext:value-type="string">
            <text:p>1,3n</text:p>
          </table:table-cell>
          <table:table-cell office:value-type="float" office:value="31382" calcext:value-type="float">
            <text:p>31382</text:p>
          </table:table-cell>
          <table:table-cell table:formula="of:=-[.B8]/(8000000*LN(0.5)*240000)" office:value-type="float" office:value="0.0000000235805498818633" calcext:value-type="float">
            <text:p>2,35805498818633E-08</text:p>
          </table:table-cell>
          <table:table-cell table:formula="of:=[.B8]-[.$B$2]" office:value-type="float" office:value="1342" calcext:value-type="float">
            <text:p>1342</text:p>
          </table:table-cell>
          <table:table-cell table:formula="of:=-[.D8]/(8000000*LN(0.5)*240000)" office:value-type="float" office:value="0.00000000100838372128802" calcext:value-type="float">
            <text:p>1,00838372128802E-09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 office:value-type="string" calcext:value-type="string">
            <text:p>10,6n</text:p>
          </table:table-cell>
          <table:table-cell office:value-type="float" office:value="42985" calcext:value-type="float">
            <text:p>42985</text:p>
          </table:table-cell>
          <table:table-cell table:formula="of:=-[.B9]/(8000000*LN(0.5)*240000)" office:value-type="float" office:value="0.0000000322990866315688" calcext:value-type="float">
            <text:p>3,22990866315688E-08</text:p>
          </table:table-cell>
          <table:table-cell table:formula="of:=[.B9]-[.$B$2]" office:value-type="float" office:value="12945" calcext:value-type="float">
            <text:p>12945</text:p>
          </table:table-cell>
          <table:table-cell table:formula="of:=-[.D9]/(8000000*LN(0.5)*240000)" office:value-type="float" office:value="0.00000000972692047099356" calcext:value-type="float">
            <text:p>9,72692047099356E-09</text:p>
          </table:table-cell>
          <table:table-cell office:value-type="string" calcext:value-type="string">
            <text:p>9.72n</text:p>
          </table:table-cell>
        </table:table-row>
        <table:table-row table:style-name="ro1">
          <table:table-cell office:value-type="string" calcext:value-type="string">
            <text:p>s open</text:p>
          </table:table-cell>
          <table:table-cell office:value-type="float" office:value="30192" calcext:value-type="float">
            <text:p>30192</text:p>
          </table:table-cell>
          <table:table-cell table:formula="of:=-[.B10]/(8000000*LN(0.5)*240000)" office:value-type="float" office:value="0.000000022686379517979" calcext:value-type="float">
            <text:p>2,2686379517979E-08</text:p>
          </table:table-cell>
          <table:table-cell table:formula="of:=[.B10]-[.$B$2]" office:value-type="float" office:value="152" calcext:value-type="float">
            <text:p>152</text:p>
          </table:table-cell>
          <table:table-cell table:formula="of:=-[.D10]/(8000000*LN(0.5)*240000)" office:value-type="float" office:value="0.00000000011421335740371" calcext:value-type="float">
            <text:p>1,1421335740371E-10</text:p>
          </table:table-cell>
          <table:table-cell office:value-type="string" calcext:value-type="string">
            <text:p>114p</text:p>
          </table:table-cell>
        </table:table-row>
        <table:table-row table:style-name="ro1">
          <table:table-cell office:value-type="string" calcext:value-type="string">
            <text:p>s mao</text:p>
          </table:table-cell>
          <table:table-cell office:value-type="float" office:value="30240" calcext:value-type="float">
            <text:p>30240</text:p>
          </table:table-cell>
          <table:table-cell table:formula="of:=-[.B11]/(8000000*LN(0.5)*240000)" office:value-type="float" office:value="0.0000000227224468940012" calcext:value-type="float">
            <text:p>2,27224468940012E-08</text:p>
          </table:table-cell>
          <table:table-cell table:formula="of:=[.B11]-[.$B$2]" office:value-type="float" office:value="200" calcext:value-type="float">
            <text:p>200</text:p>
          </table:table-cell>
          <table:table-cell table:formula="of:=-[.D11]/(8000000*LN(0.5)*240000)" office:value-type="float" office:value="0.000000000150280733425934" calcext:value-type="float">
            <text:p>1,50280733425934E-10</text:p>
          </table:table-cell>
          <table:table-cell office:value-type="string" calcext:value-type="string">
            <text:p>150p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 (F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ert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,2p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150280733425934" calcext:value-type="float">
            <text:p>1,50280733425934E-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p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75701833564834" calcext:value-type="float">
            <text:p>3,75701833564834E-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p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150280733425934" calcext:value-type="float">
            <text:p>1,50280733425934E-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0p</text:p>
          </table:table-cell>
          <table:table-cell office:value-type="float" office:value="293" calcext:value-type="float">
            <text:p>293</text:p>
          </table:table-cell>
          <table:table-cell office:value-type="float" office:value="0.000000000220161274468993" calcext:value-type="float">
            <text:p>2,20161274468993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70p</text:p>
          </table:table-cell>
          <table:table-cell office:value-type="float" office:value="629" calcext:value-type="float">
            <text:p>629</text:p>
          </table:table-cell>
          <table:table-cell office:value-type="float" office:value="0.000000000472632906624562" calcext:value-type="float">
            <text:p>4,72632906624562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n</text:p>
          </table:table-cell>
          <table:table-cell office:value-type="float" office:value="1342" calcext:value-type="float">
            <text:p>1342</text:p>
          </table:table-cell>
          <table:table-cell office:value-type="float" office:value="0.00000000100838372128802" calcext:value-type="float">
            <text:p>1,00838372128802E-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 n</text:p>
          </table:table-cell>
          <table:table-cell office:value-type="float" office:value="12945" calcext:value-type="float">
            <text:p>12945</text:p>
          </table:table-cell>
          <table:table-cell office:value-type="float" office:value="0.00000000972692047099356" calcext:value-type="float">
            <text:p>9,72692047099356E-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9:23:49.525178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14:06.394000000</meta:creation-date>
    <dc:date>2018-11-21T10:51:34.945661308</dc:date>
    <meta:editing-duration>PT1H37M10S</meta:editing-duration>
    <meta:editing-cycles>3</meta:editing-cycles>
    <meta:generator>LibreOffice/6.0.6.2$Linux_X86_64 LibreOffice_project/00m0$Build-2</meta:generator>
    <meta:document-statistic meta:table-count="1" meta:cell-count="91" meta:object-count="0"/>
  </office:meta>
</office:document-meta>
</file>